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c831" officeooo:paragraph-rsid="0013c8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ozycje:</text:p>
      <text:p text:style-name="P1">Wstępna analiza:</text:p>
      <text:p text:style-name="P1">- ile osób przyleciało, ile wyleciało,</text:p>
      <text:p text:style-name="P1">- ile towaru przywieziono, ile wywieziono,</text:p>
      <text:p text:style-name="P1">- jakie kierunki </text:p>
      <text:p text:style-name="P1">- porównanie kwartalnie, rocznie,</text:p>
      <text:p text:style-name="P1"/>
      <text:p text:style-name="P1">Dalsze pytania:</text:p>
      <text:p text:style-name="P1">- więcej ludzi przylatuje czy wylatuje? </text:p>
      <text:p text:style-name="P1">- więcej towaru się wywozi czy przywozi? </text:p>
      <text:p text:style-name="P1">- jakie kierunki zyskały na popularności a jakie straciły na przestrzeni tych lat ?( w podziale na ludzi i ładunek i przyloty oraz wyloty)</text:p>
      <text:p text:style-name="P1">- czy jest zależność między zwiększonym ruchem lotniczym a np. świętami czy Nowym Rokiem?</text:p>
      <text:p text:style-name="P1">- czy są loty tylko pasażerskie albo tylko cargo?</text:p>
      <text:p text:style-name="P1">- czy na przestrzeni lat wprowadzono jakieś zmiany ? (np. dołożono lot albo usunięto )</text:p>
      <text:p text:style-name="P1">- Top 10 kierunków (podział na przyloty i wyloty)</text:p>
      <text:p text:style-name="P1">- top 10 kierunków rok do roku. Czy coś się zmieniło?</text:p>
      <text:p text:style-name="P1">- czy są loty które nic nie przewoziły?</text:p>
      <text:p text:style-name="P1">- czy jakieś destynacje są popularne tylko w określonym czasie?(Wakacje, Święta, Nowy Rok)</text:p>
      <text:p text:style-name="P1">* oczywiście wszystkie te pytania można robić w Podziale na Loty krajowe i międzynarodowe.</text:p>
      <text:p text:style-name="P1"/>
      <text:p text:style-name="P1"/>
      <text:p text:style-name="P1">* Zakładając że nasza analiza me posłużyć np. zrobieniu prognozy na kolejne lata :</text:p>
      <text:p text:style-name="P1"><text:s text:c="2"/>- czy warto zlikwidować jakieś połączenie bo jest mało opłacalne a w miejsce tego dodać jakiś extra lot w najbardziej obleganym kierunku np. z okazji Nowego Roku? 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17:43:28.441000000</meta:creation-date>
    <dc:date>2023-09-26T18:05:42.582000000</dc:date>
    <meta:editing-duration>PT22M14S</meta:editing-duration>
    <meta:editing-cycles>1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20" meta:word-count="195" meta:character-count="1183" meta:non-whitespace-character-count="1002"/>
  </office:meta>
</office:document-meta>
</file>